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5cm" fo:min-width="4.5cm"/>
    </style:style>
    <style:style style:name="gr2" style:family="graphic" style:parent-style-name="standard">
      <style:graphic-properties draw:textarea-horizontal-align="justify" draw:textarea-vertical-align="middle" draw:auto-grow-height="false" fo:min-height="2.75cm" fo:min-width="3.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34cm"/>
    </style:style>
    <style:style style:name="gr5" style:family="graphic" style:parent-style-name="standard">
      <style:graphic-properties draw:textarea-horizontal-align="justify" draw:textarea-vertical-align="middle" draw:auto-grow-height="false" fo:min-height="2.014cm" fo:min-width="1.976cm"/>
    </style:style>
    <style:style style:name="gr6" style:family="graphic" style:parent-style-name="standard">
      <style:graphic-properties draw:stroke="none" svg:stroke-color="#000000" draw:fill="none" draw:fill-color="#ffffff" fo:min-height="1.5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5cm" svg:height="3cm" svg:x="9.2cm" svg:y="8.1cm">
          <text:p text:style-name="P1">Microcontroller</text:p>
          <text:p text:style-name="P1">(ATmega328P)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5cm" svg:height="3cm" svg:x="2.6cm" svg:y="8.1cm">
          <text:p text:style-name="P1">GPS module</text:p>
          <text:p text:style-name="P1">(Ublox NEO-6M)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.4cm" svg:height="3cm" svg:x="15.7cm" svg:y="8.1cm">
          <text:p text:style-name="P1">GSM module</text:p>
          <text:p text:style-name="P1">(SIM800A)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4cm" svg:height="3cm" svg:x="9.5cm" svg:y="2.7cm">
          <text:p text:style-name="P1">Finerprint</text:p>
          <text:p text:style-name="P1">Scanner</text:p>
          <text:p text:style-name="P1">(R307)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7.6cm" svg:y1="9.6cm" svg:x2="9.2cm" svg:y2="9.6cm" draw:start-shape="id1" draw:start-glue-point="1" draw:end-shape="id2" svg:d="M7600 9600h1600" svg:viewBox="0 0 1601 1">
          <text:p/>
        </draw:connector>
        <draw:connector draw:style-name="gr3" draw:text-style-name="P2" draw:layer="layout" draw:type="line" svg:x1="11.7cm" svg:y1="5.7cm" svg:x2="11.7cm" svg:y2="8.1cm" draw:start-shape="id3" draw:start-glue-point="2" draw:end-shape="id2" svg:d="M11700 5700v2400" svg:viewBox="0 0 1 2401">
          <text:p/>
        </draw:connector>
        <draw:frame draw:style-name="gr4" draw:text-style-name="P3" draw:layer="layout" svg:width="4.5cm" svg:height="0.962cm" svg:x="11.9cm" svg:y="6.3cm">
          <draw:text-box>
            <text:p>Turn ON/OFF</text:p>
          </draw:text-box>
        </draw:frame>
        <draw:connector draw:style-name="gr3" draw:text-style-name="P2" draw:layer="layout" draw:type="line" svg:x1="14.2cm" svg:y1="9.6cm" svg:x2="15.7cm" svg:y2="9.6cm" draw:start-shape="id2" draw:start-glue-point="1" draw:end-shape="id4" draw:end-glue-point="3" svg:d="M14200 9600h1500" svg:viewBox="0 0 1501 1">
          <text:p/>
        </draw:connector>
        <draw:custom-shape draw:style-name="gr5" draw:text-style-name="P1" xml:id="id5" draw:id="id5" draw:layer="layout" svg:width="3.5cm" svg:height="3.2cm" svg:x="22.3cm" svg:y="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6" draw:text-style-name="P3" draw:layer="layout" svg:width="8.7cm" svg:height="1.8cm" svg:x="20.1cm" svg:y="11.3cm">
          <draw:text-box>
            <text:p>Emergency Text Message</text:p>
            <text:p>with coordinates</text:p>
          </draw:text-box>
        </draw:frame>
        <draw:connector draw:style-name="gr3" draw:text-style-name="P2" draw:layer="layout" draw:type="line" svg:x1="20.1cm" svg:y1="9.6cm" svg:x2="22.3cm" svg:y2="9.6cm" draw:start-shape="id4" draw:start-glue-point="1" draw:end-shape="id5" draw:end-glue-point="6" svg:d="M20100 9600h2200" svg:viewBox="0 0 22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2T15:04:29.800064042</meta:creation-date>
    <dc:date>2019-02-22T15:36:23.877215200</dc:date>
    <meta:editing-duration>PT11M33S</meta:editing-duration>
    <meta:editing-cycles>2</meta:editing-cycles>
    <meta:generator>LibreOffice/6.0.7.3$Linux_X86_64 LibreOffice_project/00m0$Build-3</meta:generator>
    <meta:document-statistic meta:object-count="11"/>
  </office:meta>
</office:document-meta>
</file>